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P1" style:family="paragraph" style:parent-style-name="Header">
      <style:text-properties fo:font-size="10pt" fo:font-weight="bold" style:font-size-asian="8.75pt" style:font-weight-asian="bold" style:font-size-complex="10pt" style:font-weight-complex="bold"/>
    </style:style>
    <style:style style:name="P2" style:family="paragraph" style:parent-style-name="Header">
      <style:paragraph-properties fo:padding="0.0291in" fo:border-left="none" fo:border-right="none" fo:border-top="none" fo:border-bottom="0.06pt solid #000000" style:join-border="false"/>
      <style:text-properties fo:font-size="10pt" fo:font-weight="bold" style:font-size-asian="8.75pt" style:font-weight-asian="bold" style:font-size-complex="10pt" style:font-weight-complex="bold"/>
    </style:style>
    <style:style style:name="P3" style:family="paragraph" style:parent-style-name="Footer">
      <style:text-properties fo:font-size="9.5pt" fo:font-weight="bold" style:font-size-asian="8.30000019073486pt" style:font-weight-asian="bold" style:font-size-complex="9.5pt" style:font-weight-complex="bold"/>
    </style:style>
    <style:style style:name="P4" style:family="paragraph" style:parent-style-name="Standard">
      <style:paragraph-properties fo:text-align="start" style:justify-single-word="false"/>
      <style:text-properties fo:font-size="12pt" fo:language="sv" fo:country="SE" fo:font-weight="bold"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2pt" fo:language="sv" fo:country="SE"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sv" fo:country="SE"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23pt" fo:language="sv" fo:country="SE" style:font-size-asian="20.1000003814697pt" style:font-size-complex="23pt"/>
    </style:style>
    <style:style style:name="P8" style:family="paragraph" style:parent-style-name="Standard">
      <style:text-properties fo:language="sv" fo:country="SE"/>
    </style:style>
    <style:style style:name="P9" style:family="paragraph" style:parent-style-name="Standard">
      <style:paragraph-properties fo:text-align="start" style:justify-single-word="false"/>
      <style:text-properties fo:language="sv" fo:country="SE"/>
    </style:style>
    <style:style style:name="P10" style:family="paragraph" style:parent-style-name="Standard">
      <style:paragraph-properties fo:text-align="start" style:justify-single-word="false"/>
      <style:text-properties fo:font-size="16pt" fo:language="sv" fo:country="SE" style:font-size-asian="14pt" style:font-size-complex="16pt"/>
    </style:style>
    <style:style style:name="P11" style:family="paragraph" style:parent-style-name="Table_20_Contents">
      <style:text-properties fo:language="sv" fo:country="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boration nr 2 BashScriptande</text:p>
      <text:p text:style-name="P7">echo read.</text:p>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ehållsförteckning</text:p>
          </text:index-title>
          <text:p text:style-name="P12"><text:a xlink:type="simple" xlink:href="#__RefHeading__2136_1586810789" text:style-name="Index_20_Link" text:visited-style-name="Index_20_Link">Syfte:<text:tab/>1</text:a></text:p>
          <text:p text:style-name="P12"><text:a xlink:type="simple" xlink:href="#__RefHeading__2138_1586810789" text:style-name="Index_20_Link" text:visited-style-name="Index_20_Link">Tillvägaprocess/Tillvägasätt:<text:tab/>1</text:a></text:p>
          <text:p text:style-name="P12"><text:a xlink:type="simple" xlink:href="#__RefHeading__2140_1586810789" text:style-name="Index_20_Link" text:visited-style-name="Index_20_Link">Övning 1)<text:tab/>1</text:a></text:p>
          <text:p text:style-name="P12"><text:a xlink:type="simple" xlink:href="#__RefHeading__2144_1586810789" text:style-name="Index_20_Link" text:visited-style-name="Index_20_Link">Övning 2)<text:tab/>2</text:a></text:p>
          <text:p text:style-name="P12"><text:a xlink:type="simple" xlink:href="#__RefHeading__2146_1586810789" text:style-name="Index_20_Link" text:visited-style-name="Index_20_Link">Övning 3)<text:tab/>2</text:a></text:p>
          <text:p text:style-name="P12"><text:a xlink:type="simple" xlink:href="#__RefHeading__2150_1586810789" text:style-name="Index_20_Link" text:visited-style-name="Index_20_Link">Reflektion:<text:tab/>2</text:a></text:p>
          <text:p text:style-name="P13"><text:a xlink:type="simple" xlink:href="#__RefHeading__2148_1586810789" text:style-name="Index_20_Link" text:visited-style-name="Index_20_Link">Källförteckning:<text:tab/>3</text:a></text:p>
        </text:index-body>
      </text:table-of-content>
      <text:p text:style-name="P10"/>
      <text:h text:style-name="Heading_20_1" text:outline-level="1"/>
      <text:h text:style-name="Heading_20_1" text:outline-level="1"><text:bookmark-start text:name="__RefHeading__2136_1586810789"/>Syfte:<text:bookmark-end text:name="__RefHeading__2136_1586810789"/></text:h>
      <text:p text:style-name="P6">Börja skriva grundliga skript med användning av read och dess flaggor och även använda sig av echo. </text:p>
      <text:p text:style-name="P6">Utföra övningarna som finns i laboration 1-4 och FÖRSTÅ varför man använder dem begrepp som man gör. </text:p>
      <text:p text:style-name="P4"/>
      <text:p text:style-name="P4"/>
      <text:h text:style-name="Heading_20_1" text:outline-level="1"><text:bookmark-start text:name="__RefHeading__2138_1586810789"/>Tillvägaprocess/Tillvägasätt:<text:bookmark-end text:name="__RefHeading__2138_1586810789"/></text:h>
      <text:p text:style-name="P6"/>
      <text:p text:style-name="P6">Börjar med att läsa <text:s/>i boken bashscriptande (den med rosa kant) och även python boken för att försöka få en bättre överblick på det hela. Skriver även uppgifterna 1-4 men en del hjälp från bänkkamrater men långt ifrån gjort på egen hand. Arbetar mycket med nya värden och att använda sig av read -t och read -p för att ställa frågan. Sedan lista syntaxerna med echo ”blalba <text:s/>$variabeln …...” och sedan avsluta med ”exit 0”. </text:p>
      <text:p text:style-name="P6">Att hålla koll på alla wildcards och även stderr/stdout/stdin är inte helt lätt när det kommer till korrigering och tilllägg i andra filer med &gt; 2&gt; och 2&amp;&gt; och dess tecken. </text:p>
      <text:h text:style-name="Heading_20_1" text:outline-level="1"><text:bookmark-start text:name="__RefHeading__2140_1586810789"/>Övning 1)<text:bookmark-end text:name="__RefHeading__2140_1586810789"/></text:h>
      <text:p text:style-name="P8"><text:s/>Skapar och vimmar lab2ö1.sh</text:p>
      <text:p text:style-name="P8">#!/bin/bash</text:p>
      <text:p text:style-name="P6">echo "Hej $USER du befinner dig $PWD"</text:p>
      <text:p text:style-name="P6"><text:soft-page-break/>exit 0</text:p>
      <text:p text:style-name="P9"/>
      <text:p text:style-name="Standard"><text:bookmark-start text:name="__RefHeading__2142_1586810789"/>Skapar och vimmar lab2ö2.sh<text:bookmark-end text:name="__RefHeading__2142_1586810789"/></text:p>
      <text:h text:style-name="Heading_20_1" text:outline-level="1"><text:bookmark-start text:name="__RefHeading__2144_1586810789"/>Övning 2)<text:bookmark-end text:name="__RefHeading__2144_1586810789"/></text:h>
      <text:p text:style-name="P8">#!/bin/bash</text:p>
      <text:p text:style-name="P8">read -p "vad heter du?" Name<text:tab/></text:p>
      <text:p text:style-name="P8">read -p "hur gammal är du?" Age</text:p>
      <text:p text:style-name="P8">read -p "vilken stad?" City</text:p>
      <text:p text:style-name="P8">echo "Hej $Name, du är $Age år och bor i $City."</text:p>
      <text:p text:style-name="P6">exit 0</text:p>
      <text:h text:style-name="Heading_20_1" text:outline-level="1"/>
      <text:h text:style-name="Heading_20_1" text:outline-level="1"><text:bookmark-start text:name="__RefHeading__2146_1586810789"/>Övning 3)<text:bookmark-end text:name="__RefHeading__2146_1586810789"/></text:h>
      <table:table table:name="Table3" table:style-name="Table3">
        <table:table-column table:style-name="Table3.A"/>
        <table:table-row>
          <table:table-cell table:style-name="Table3.A1" office:value-type="string">
            <text:p text:style-name="P11">#!/bin/bash</text:p>
            <text:p text:style-name="P11">read -p "hej" user <text:s/># visar användare</text:p>
            <text:p text:style-name="P11">echo $user &gt;&gt; namn.txt # två stycken &gt;&gt; för att behålla den gamla informationen och lägger till ny. </text:p>
            <text:p text:style-name="P11">Exit 0 <text:s/># standard</text:p>
            <text:p text:style-name="P11">~ <text:s text:c="7"/></text:p>
          </table:table-cell>
        </table:table-row>
      </table:table>
      <text:p text:style-name="P8"/>
      <text:p text:style-name="P8">Övning4)</text:p>
      <table:table table:name="Table4" table:style-name="Table4">
        <table:table-column table:style-name="Table4.A"/>
        <table:table-row>
          <table:table-cell table:style-name="Table4.A1" office:value-type="string">
            <text:p text:style-name="P11">#!/bin/bash</text:p>
            <text:p text:style-name="P11">read -t 5 -p "Vad är din favorit färg" color <text:s text:c="4"/># read läser från tangentbordet, -t 5 -p Iär tiden den <text:s text:c="23"/>v <text:s text:c="71"/>väntar och sparar det I color.</text:p>
            <text:p text:style-name="P11">color=${color:="röd"} <text:s text:c="2"/># sätter standard färgen vid inget svar</text:p>
            <text:p text:style-name="P11">echo "Vilken var färgen?" $color <text:s/># Skriver ut färgen , värdet på color. </text:p>
            <text:p text:style-name="P11">exit 0</text:p>
            <text:p text:style-name="P11">~ <text:s text:c="6"/></text:p>
          </table:table-cell>
        </table:table-row>
      </table:table>
      <text:p text:style-name="P6"/>
      <text:p text:style-name="P6">Skriver även om 1-4 x antal gånger för att förstå dem helt och bilden blir tydligare varje gång. </text:p>
      <text:p text:style-name="Heading"/>
      <text:h text:style-name="Heading_20_1" text:outline-level="1"><text:bookmark-start text:name="__RefHeading__2150_1586810789"/>Reflektion:<text:bookmark-end text:name="__RefHeading__2150_1586810789"/></text:h>
      <text:p text:style-name="P6">Att folk börjar på kapitel 3 låter säkert väldigt skoj men tvivlar på att folk kan lista Wildcards frågorna på kapitel 1 och även skillnaden mellan stdout och error. Jag själv kan inte alla 8 frågor ifrån kapitel 1 och tycker att folk hoppas in i script stimmet allt för tidigt. Ja visst jag var också klar i måndags men <text:soft-page-break/>iget att skryta om när vi har GIT som hjälpmedel där man själv kan kolla vad t.ex JB har gjort och sedan försöka förstå varför han använder dem syntaxerna och variablarna vid sidan om. </text:p>
      <text:p text:style-name="P6"/>
      <text:p text:style-name="P6">Kommer säkert att ha <text:s/>gjort laboration 3 eventuellt 4 när veckan är slut men att förstå till 100% varför man använder case i det sammanhänget eller om man ska använda if, om man ska skriva EUID eller bara UID och varför igentligen man ska EUID och inte UID. </text:p>
      <text:p text:style-name="P6"/>
      <text:p text:style-name="P6">Jag har inte förstått tänket med scripting som gör att min laborationsrapport ser ut som den gör, smått negativ men vill du ha en ärlig recension kan du väl stänga laborationen och gå och läsa om hur duktig svergies riksdag är :). <text:s/>Kommer inte skriva att det är enkelt när det är väldigt utmanande som alla kurser, inom IT eller ekonomi det är samma sak, sitt 5 dagar i veckan och sitt för att studera och inte för <text:s/>någon annan anledning. </text:p>
      <text:p text:style-name="P6">Listar övningarna nedan: (Skriver alltid chmod +x &lt;filen&gt; för att exekvera så den är körbar.</text:p>
      <text:p text:style-name="P4"><text:span text:style-name="T1">Bra laboration men konversationerna i klassen och föreläsningen blir en del förvirrande.</text:span></text:p>
      <text:p text:style-name="P4"/>
      <text:p text:style-name="P4">Fördelar: <text:span text:style-name="T1">Går snabbt , grundligt, bra egenskaper i klassen. Otroligt barnsligt roligt med echo. </text:span></text:p>
      <text:p text:style-name="P4">nackdelar: <text:span text:style-name="T1">Github som gör det för enkelt genom att svaren finns online. Folk tror att dem är Zlatan på scripting efter 1 laboration och gillar att skryta om sina kunskaper som gör mig i en viss oblans och irritation. </text:span></text:p>
      <text:p text:style-name="P4"/>
      <text:p text:style-name="P4"/>
      <text:h text:style-name="Heading_20_2" text:outline-level="2"><text:bookmark-start text:name="__RefHeading__2148_1586810789"/>Källförteckning:<text:bookmark-end text:name="__RefHeading__2148_1586810789"/></text:h>
      <text:p text:style-name="P4"><text:a xlink:type="simple" xlink:href="http://www.github.com/lx13">www.github.com/lx13</text:a></text:p>
      <text:p text:style-name="P4">Länkarna ifrån laborationerna 1 &amp; 2.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weight="bold" style:font-size-asian="8.75pt" style:font-weight-asian="bold" style:font-size-complex="10pt" style:font-weight-complex="bold"/>
    </style:style>
    <style:style style:name="MP2" style:family="paragraph" style:parent-style-name="Header">
      <style:paragraph-properties fo:padding="0.0291in" fo:border-left="none" fo:border-right="none" fo:border-top="none" fo:border-bottom="0.06pt solid #000000" style:join-border="false"/>
      <style:text-properties fo:font-size="10pt" fo:font-weight="bold" style:font-size-asian="8.75pt" style:font-weight-asian="bold" style:font-size-complex="10pt" style:font-weight-complex="bold"/>
    </style:style>
    <style:style style:name="MP3" style:family="paragraph" style:parent-style-name="Footer">
      <style:text-properties fo:font-size="9.5pt" fo:font-weight="bold" style:font-size-asian="8.30000019073486pt" style:font-weight-asian="bold" style:font-size-complex="9.5pt" style:font-weight-complex="bol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OLIVER GERLING</text:p>
        <text:p text:style-name="MP1">LINUX 13 – Bash Script</text:p>
        <text:p text:style-name="MP2">DATUM: <text:date style:data-style-name="N37" text:date-value="2013-11-22T10:35:48.99" text:fixed="true">11/22/13</text:date></text:p>
        <text:p text:style-name="MP1"/>
      </style:header>
      <style:footer>
        <text:p text:style-name="MP3">OLIVER GERLING </text:p>
        <text:p text:style-name="MP3">LABORATION NR - <text:s/><text:tab/>ÄMNE<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2T10:32:49</meta:creation-date>
    <dc:date>2013-12-11T12:34:25</dc:date>
    <meta:editing-duration>PT20M7S</meta:editing-duration>
    <meta:editing-cycles>20</meta:editing-cycles>
    <meta:generator>LibreOffice/3.5$Linux_X86_64 LibreOffice_project/350m1$Build-2</meta:generator>
    <meta:document-statistic meta:table-count="2" meta:image-count="0" meta:object-count="0" meta:page-count="3" meta:paragraph-count="59" meta:word-count="653" meta:character-count="3840" meta:non-whitespace-character-count="3089"/>
  </office:meta>
</office:document-meta>
</file>